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6pt" fo:font-weight="bold" officeooo:rsid="00052da4" officeooo:paragraph-rsid="00052da4" style:font-size-asian="16pt" style:font-weight-asian="bold" style:font-size-complex="16pt" style:font-weight-complex="bold"/>
    </style:style>
    <style:style style:name="P6" style:family="paragraph" style:parent-style-name="Heading_20_1">
      <style:paragraph-properties fo:line-height="150%" fo:break-before="page"/>
      <style:text-properties style:font-name="Liberation Sans" officeooo:rsid="00052da4" officeooo:paragraph-rsid="00052da4"/>
    </style:style>
    <style:style style:name="P7" style:family="paragraph" style:parent-style-name="Heading_20_1">
      <style:paragraph-properties fo:line-height="150%"/>
      <style:text-properties style:font-name="Liberation Sans"/>
    </style:style>
    <style:style style:name="P8" style:family="paragraph" style:parent-style-name="Text_20_body">
      <style:paragraph-properties fo:line-height="150%"/>
      <style:text-properties style:font-name="Liberation Sans" officeooo:paragraph-rsid="000aa7b1"/>
    </style:style>
    <style:style style:name="P9" style:family="paragraph" style:parent-style-name="Text_20_body">
      <style:paragraph-properties fo:line-height="150%"/>
      <style:text-properties style:font-name="Liberation Sans" officeooo:rsid="000bd353" officeooo:paragraph-rsid="0018cdc3"/>
    </style:style>
    <style:style style:name="P10" style:family="paragraph" style:parent-style-name="Text_20_body" style:list-style-name="L1">
      <style:paragraph-properties fo:line-height="150%"/>
      <style:text-properties officeooo:paragraph-rsid="00294e46"/>
    </style:style>
    <style:style style:name="P11" style:family="paragraph" style:parent-style-name="Text_20_body" style:list-style-name="L1">
      <style:paragraph-properties fo:line-height="150%"/>
      <style:text-properties officeooo:paragraph-rsid="001bc0c1"/>
    </style:style>
    <style:style style:name="P12" style:family="paragraph" style:parent-style-name="Text_20_body" style:list-style-name="L1">
      <style:paragraph-properties fo:line-height="150%"/>
      <style:text-properties style:font-name="Liberation Sans" officeooo:rsid="0018cdc3" officeooo:paragraph-rsid="0018cdc3"/>
    </style:style>
    <style:style style:name="P13" style:family="paragraph" style:parent-style-name="Text_20_body">
      <style:paragraph-properties fo:line-height="150%"/>
      <style:text-properties style:font-name="Liberation Sans" officeooo:rsid="001326ac" officeooo:paragraph-rsid="001326ac"/>
    </style:style>
    <style:style style:name="P14" style:family="paragraph" style:parent-style-name="Heading_20_1">
      <style:paragraph-properties fo:line-height="150%"/>
      <style:text-properties style:font-name="Liberation Sans" officeooo:paragraph-rsid="000aa7b1"/>
    </style:style>
    <style:style style:name="P15" style:family="paragraph" style:parent-style-name="Text_20_body">
      <style:paragraph-properties fo:line-height="150%"/>
      <style:text-properties style:font-name="Liberation Sans" officeooo:rsid="002b7157" officeooo:paragraph-rsid="002b7157"/>
    </style:style>
    <style:style style:name="P16" style:family="paragraph" style:parent-style-name="Text_20_body">
      <style:paragraph-properties fo:line-height="150%"/>
      <style:text-properties style:font-name="Liberation Sans" officeooo:rsid="002e6f9b" officeooo:paragraph-rsid="004af4a0"/>
    </style:style>
    <style:style style:name="P17" style:family="paragraph" style:parent-style-name="Text_20_body">
      <style:paragraph-properties fo:line-height="150%"/>
      <style:text-properties style:font-name="Liberation Sans" officeooo:rsid="004af4a0" officeooo:paragraph-rsid="004af4a0"/>
    </style:style>
    <style:style style:name="P18" style:family="paragraph" style:parent-style-name="Text_20_body">
      <style:paragraph-properties fo:line-height="150%"/>
      <style:text-properties style:font-name="Liberation Sans" officeooo:rsid="0037ff87" officeooo:paragraph-rsid="0037ff87"/>
    </style:style>
    <style:style style:name="P19" style:family="paragraph" style:parent-style-name="Text_20_body">
      <style:paragraph-properties fo:line-height="150%"/>
      <style:text-properties style:font-name="Liberation Sans" officeooo:rsid="003c0947" officeooo:paragraph-rsid="003c0947"/>
    </style:style>
    <style:style style:name="P20" style:family="paragraph" style:parent-style-name="Text_20_body">
      <style:paragraph-properties fo:line-height="150%"/>
      <style:text-properties style:font-name="Liberation Sans" officeooo:rsid="0042501b" officeooo:paragraph-rsid="0042501b"/>
    </style:style>
    <style:style style:name="P21" style:family="paragraph" style:parent-style-name="Heading_20_1">
      <style:paragraph-properties fo:line-height="150%"/>
      <style:text-properties style:font-name="Liberation Sans" officeooo:paragraph-rsid="0037ff87"/>
    </style:style>
    <style:style style:name="P22" style:family="paragraph" style:parent-style-name="Text_20_body">
      <style:paragraph-properties fo:line-height="150%"/>
      <style:text-properties style:font-name="Liberation Sans" officeooo:rsid="00052da4" officeooo:paragraph-rsid="00052da4"/>
    </style:style>
    <style:style style:name="P23" style:family="paragraph" style:parent-style-name="Text_20_body">
      <style:paragraph-properties fo:line-height="150%"/>
    </style:style>
    <style:style style:name="P24" style:family="paragraph" style:parent-style-name="Heading_20_1">
      <style:paragraph-properties fo:line-height="150%" fo:break-before="page"/>
      <style:text-properties style:font-name="Liberation Sans"/>
    </style:style>
    <style:style style:name="P25" style:family="paragraph" style:parent-style-name="Text_20_body">
      <style:paragraph-properties fo:margin-left="0cm" fo:margin-right="0cm" fo:margin-top="0cm" fo:margin-bottom="0cm" style:contextual-spacing="false" fo:line-height="150%" fo:orphans="0" fo:text-indent="0cm" style:auto-text-indent="false"/>
      <style:text-properties fo:color="#000000" loext:opacity="100%" style:font-name="Liberation Sans" fo:background-color="#ffffff"/>
    </style:style>
    <style:style style:name="P26" style:family="paragraph" style:parent-style-name="Text_20_body">
      <style:paragraph-properties fo:line-height="150%" fo:orphans="0"/>
      <style:text-properties fo:color="#000000" loext:opacity="100%" style:font-name="Liberation Sans" fo:background-color="#ffffff"/>
    </style:style>
    <style:style style:name="P27" style:family="paragraph" style:parent-style-name="Text_20_body">
      <style:paragraph-properties fo:line-height="150%" fo:orphans="0"/>
      <style:text-properties fo:color="#000000" loext:opacity="100%" style:font-name="Calibri" fo:background-color="#ffffff"/>
    </style:style>
    <style:style style:name="P28" style:family="paragraph" style:parent-style-name="Text_20_body">
      <style:paragraph-properties fo:line-height="150%" fo:orphans="0"/>
      <style:text-properties fo:color="#000000" loext:opacity="100%" style:font-name="Calibri" officeooo:paragraph-rsid="004c4e27" fo:background-color="#ffffff"/>
    </style:style>
    <style:style style:name="P29" style:family="paragraph" style:parent-style-name="Text_20_body">
      <style:paragraph-properties fo:line-height="150%" fo:orphans="0"/>
      <style:text-properties fo:color="#000000" loext:opacity="100%" style:font-name="Calibri" officeooo:rsid="0038ec25" officeooo:paragraph-rsid="0038ec25" fo:background-color="#ffffff"/>
    </style:style>
    <style:style style:name="P30" style:family="paragraph" style:parent-style-name="Text_20_body">
      <style:paragraph-properties fo:line-height="150%" fo:orphans="0"/>
      <style:text-properties fo:color="#000000" loext:opacity="100%" style:font-name="Calibri" officeooo:rsid="0038ec25" fo:background-color="#ffffff"/>
    </style:style>
    <style:style style:name="P31" style:family="paragraph" style:parent-style-name="Text_20_body">
      <style:paragraph-properties fo:line-height="150%" fo:orphans="0"/>
      <style:text-properties fo:color="#000000" loext:opacity="100%" fo:background-color="#ffffff"/>
    </style:style>
    <style:style style:name="T1" style:family="text">
      <style:text-properties officeooo:rsid="0015f9d5"/>
    </style:style>
    <style:style style:name="T2" style:family="text">
      <style:text-properties officeooo:rsid="00052da4"/>
    </style:style>
    <style:style style:name="T3" style:family="text">
      <style:text-properties fo:font-size="18pt" style:font-size-asian="18pt" style:font-size-complex="18pt"/>
    </style:style>
    <style:style style:name="T4" style:family="text">
      <style:text-properties officeooo:rsid="00075800"/>
    </style:style>
    <style:style style:name="T5" style:family="text">
      <style:text-properties officeooo:rsid="00074cf3"/>
    </style:style>
    <style:style style:name="T6" style:family="text">
      <style:text-properties officeooo:rsid="0008316f"/>
    </style:style>
    <style:style style:name="T7" style:family="text">
      <style:text-properties officeooo:rsid="0009553f"/>
    </style:style>
    <style:style style:name="T8" style:family="text">
      <style:text-properties officeooo:rsid="000aa7b1"/>
    </style:style>
    <style:style style:name="T9" style:family="text">
      <style:text-properties officeooo:rsid="000bd353"/>
    </style:style>
    <style:style style:name="T10" style:family="text">
      <style:text-properties officeooo:rsid="000d2d3a"/>
    </style:style>
    <style:style style:name="T11" style:family="text">
      <style:text-properties officeooo:rsid="001002c0"/>
    </style:style>
    <style:style style:name="T12" style:family="text">
      <style:text-properties officeooo:rsid="001326ac"/>
    </style:style>
    <style:style style:name="T13" style:family="text">
      <style:text-properties officeooo:rsid="00150cc6"/>
    </style:style>
    <style:style style:name="T14" style:family="text">
      <style:text-properties officeooo:rsid="001a803e"/>
    </style:style>
    <style:style style:name="T15" style:family="text">
      <style:text-properties officeooo:rsid="0018cdc3"/>
    </style:style>
    <style:style style:name="T16" style:family="text">
      <style:text-properties style:font-name="Liberation Sans" officeooo:rsid="00150cc6"/>
    </style:style>
    <style:style style:name="T17" style:family="text">
      <style:text-properties style:font-name="Liberation Sans" officeooo:rsid="0018cdc3"/>
    </style:style>
    <style:style style:name="T18" style:family="text">
      <style:text-properties style:font-name="Liberation Sans" officeooo:rsid="001a803e"/>
    </style:style>
    <style:style style:name="T19" style:family="text">
      <style:text-properties style:font-name="Liberation Sans" officeooo:rsid="00294e46"/>
    </style:style>
    <style:style style:name="T20" style:family="text">
      <style:text-properties style:font-name="Liberation Sans" officeooo:rsid="001afa32"/>
    </style:style>
    <style:style style:name="T21" style:family="text">
      <style:text-properties style:font-name="Liberation Sans" officeooo:rsid="001bc0c1"/>
    </style:style>
    <style:style style:name="T22" style:family="text">
      <style:text-properties style:font-name="Liberation Sans" officeooo:rsid="001c4ce8"/>
    </style:style>
    <style:style style:name="T23" style:family="text">
      <style:text-properties style:font-name="Liberation Sans" officeooo:rsid="001ef79b"/>
    </style:style>
    <style:style style:name="T24" style:family="text">
      <style:text-properties officeooo:rsid="0020d5bd"/>
    </style:style>
    <style:style style:name="T25" style:family="text">
      <style:text-properties officeooo:rsid="0021e058"/>
    </style:style>
    <style:style style:name="T26" style:family="text">
      <style:text-properties officeooo:rsid="00294e46"/>
    </style:style>
    <style:style style:name="T27" style:family="text">
      <style:text-properties officeooo:rsid="00239767"/>
    </style:style>
    <style:style style:name="T28" style:family="text">
      <style:text-properties officeooo:rsid="0024071c"/>
    </style:style>
    <style:style style:name="T29" style:family="text">
      <style:text-properties officeooo:rsid="002504bd"/>
    </style:style>
    <style:style style:name="T30" style:family="text">
      <style:text-properties officeooo:rsid="0028f439"/>
    </style:style>
    <style:style style:name="T31" style:family="text">
      <style:text-properties officeooo:rsid="0026c14d"/>
    </style:style>
    <style:style style:name="T32" style:family="text">
      <style:text-properties officeooo:rsid="0028bba7"/>
    </style:style>
    <style:style style:name="T33" style:family="text">
      <style:text-properties officeooo:rsid="002a1f98"/>
    </style:style>
    <style:style style:name="T34" style:family="text">
      <style:text-properties officeooo:rsid="002ce345"/>
    </style:style>
    <style:style style:name="T35" style:family="text">
      <style:text-properties officeooo:rsid="002e5274"/>
    </style:style>
    <style:style style:name="T36" style:family="text">
      <style:text-properties officeooo:rsid="003031c6"/>
    </style:style>
    <style:style style:name="T37" style:family="text">
      <style:text-properties officeooo:rsid="0031ac89"/>
    </style:style>
    <style:style style:name="T38" style:family="text">
      <style:text-properties officeooo:rsid="00346b13"/>
    </style:style>
    <style:style style:name="T39" style:family="text">
      <style:text-properties officeooo:rsid="0034807f"/>
    </style:style>
    <style:style style:name="T40" style:family="text">
      <style:text-properties officeooo:rsid="00492e68"/>
    </style:style>
    <style:style style:name="T41" style:family="text">
      <style:text-properties officeooo:rsid="0049ce91"/>
    </style:style>
    <style:style style:name="T42" style:family="text">
      <style:text-properties officeooo:rsid="004c24a0"/>
    </style:style>
    <style:style style:name="T43" style:family="text">
      <style:text-properties officeooo:rsid="004c4e27"/>
    </style:style>
    <style:style style:name="T44" style:family="text">
      <style:text-properties officeooo:rsid="004c458b"/>
    </style:style>
    <style:style style:name="T45" style:family="text">
      <style:text-properties officeooo:rsid="0038ec25"/>
    </style:style>
    <style:style style:name="T46" style:family="text">
      <style:text-properties officeooo:rsid="003a800d"/>
    </style:style>
    <style:style style:name="T47" style:family="text">
      <style:text-properties officeooo:rsid="003e374d"/>
    </style:style>
    <style:style style:name="T48" style:family="text">
      <style:text-properties officeooo:rsid="003f629d"/>
    </style:style>
    <style:style style:name="T49" style:family="text">
      <style:text-properties officeooo:rsid="0043842a"/>
    </style:style>
    <style:style style:name="T50" style:family="text">
      <style:text-properties officeooo:rsid="00457b8a"/>
    </style:style>
    <style:style style:name="T51" style:family="text">
      <style:text-properties officeooo:rsid="0046c3c1"/>
    </style:style>
    <style:style style:name="T52" style:family="text">
      <style:text-properties officeooo:rsid="00475c6a"/>
    </style:style>
    <style:style style:name="T53" style:family="text">
      <style:text-properties fo:font-style="italic"/>
    </style:style>
    <style:style style:name="T54" style:family="text">
      <style:text-properties officeooo:rsid="001149dc"/>
    </style:style>
    <style:style style:name="T55" style:family="text">
      <style:text-properties officeooo:rsid="001afa32"/>
    </style:style>
    <style:style style:name="T56" style:family="text">
      <style:text-properties officeooo:rsid="001c4ce8"/>
    </style:style>
    <style:style style:name="T57" style:family="text">
      <style:text-properties officeooo:rsid="001ef79b"/>
    </style:style>
    <style:style style:name="T58" style:family="text">
      <style:text-properties fo:font-weight="normal" style:font-weight-asian="normal" style:font-weight-complex="normal"/>
    </style:style>
    <style:style style:name="T59" style:family="text">
      <style:text-properties fo:font-weight="normal" officeooo:rsid="004c4e27" style:font-weight-asian="normal" style:font-weight-complex="normal"/>
    </style:style>
    <style:style style:name="T60" style:family="text">
      <style:text-properties fo:font-weight="normal" officeooo:rsid="004c24a0" style:font-weight-asian="normal" style:font-weight-complex="normal"/>
    </style:style>
    <style:style style:name="T61" style:family="text">
      <style:text-properties officeooo:rsid="00369d33"/>
    </style:style>
    <style:style style:name="T62" style:family="text">
      <style:text-properties officeooo:rsid="003c0947"/>
    </style:style>
    <style:style style:name="T63" style:family="text">
      <style:text-properties style:font-name="Calibri"/>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Utilising machine learning techniques to analyse the impact agricultural schemes have on the insect population across environments in the UK<text:span text:style-name="T1">.</text:span></text:p>
      <text:p text:style-name="P2"/>
      <text:p text:style-name="P2">COM0166M<text:span text:style-name="T2"> </text:span>Applied<text:span text:style-name="T2"> </text:span>Artificial<text:span text:style-name="T2"> </text:span>Intelligence</text:p>
      <text:p text:style-name="P3"><text:span text:style-name="T3">Word count:</text:span>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47_476591237" office:name="Executive Summary" text:style-name="Index_20_Link" text:visited-style-name="Index_20_Link">Executive Summary<text:tab/>2</text:a></text:p>
          <text:p text:style-name="P4"><text:a xlink:type="simple" xlink:href="#__RefHeading___Toc654_476591237" office:name="1. Introduction" text:style-name="Index_20_Link" text:visited-style-name="Index_20_Link">1. Introduction<text:tab/>2</text:a></text:p>
          <text:p text:style-name="P4"><text:a xlink:type="simple" xlink:href="#__RefHeading___Toc656_476591237" office:name="2. Literature Review" text:style-name="Index_20_Link" text:visited-style-name="Index_20_Link">2. Literature Review<text:tab/>2</text:a></text:p>
          <text:p text:style-name="P4"><text:a xlink:type="simple" xlink:href="#__RefHeading___Toc658_476591237" office:name="3. Research Design" text:style-name="Index_20_Link" text:visited-style-name="Index_20_Link">3. Research Design<text:tab/>2</text:a></text:p>
          <text:p text:style-name="P4"><text:a xlink:type="simple" xlink:href="#__RefHeading___Toc660_476591237" office:name="4. Experimental Results and Analysis" text:style-name="Index_20_Link" text:visited-style-name="Index_20_Link">4. Experimental Results and Analysis<text:tab/>2</text:a></text:p>
          <text:p text:style-name="P4"><text:a xlink:type="simple" xlink:href="#__RefHeading___Toc662_476591237" office:name="5. Conclusion" text:style-name="Index_20_Link" text:visited-style-name="Index_20_Link">5. Conclusion<text:tab/>2</text:a></text:p>
          <text:p text:style-name="P4"><text:a xlink:type="simple" xlink:href="#__RefHeading___Toc664_476591237" office:name="References" text:style-name="Index_20_Link" text:visited-style-name="Index_20_Link">References<text:tab/>3</text:a></text:p>
        </text:index-body>
      </text:table-of-content>
      <text:p text:style-name="P5"/>
      <text:p text:style-name="P5"/>
      <text:p text:style-name="P5"/>
      <text:h text:style-name="P6" text:outline-level="1"><text:bookmark-start text:name="__RefHeading___Toc647_476591237"/>Executive Summary<text:bookmark-end text:name="__RefHeading___Toc647_476591237"/></text:h>
      <text:h text:style-name="P7" text:outline-level="1"><text:bookmark-start text:name="__RefHeading___Toc654_476591237"/>1. Introduction<text:bookmark-end text:name="__RefHeading___Toc654_476591237"/></text:h>
      <text:p text:style-name="P8"><text:span text:style-name="T4">In recent years</text:span><text:span text:style-name="T5">, </text:span><text:span text:style-name="T4">it has been noted that </text:span><text:span text:style-name="T5">pollinators across the UK have been in decline at an alarming rate across the board[1]</text:span><text:span text:style-name="T6">, with most notably 80% of butterfly species and 175 species of moth decreasing</text:span><text:span text:style-name="T4"> </text:span><text:span text:style-name="T6">in abundance. </text:span><text:span text:style-name="T4">This has been measured by "</text:span>by the abundance of insects<text:span text:style-name="T4">...</text:span>the diversity of insects<text:span text:style-name="T4">...</text:span>and the distribution of insects<text:span text:style-name="T4">"[2]</text:span><text:span text:style-name="T7"> and expert publications are putting this down to a number of factors; including climate change, the use of pesticides, and habitat loss[3]</text:span><text:span text:style-name="T8">. This has become such a concern over recent years that the UK </text:span>Department for Environment, Food, and Rural Affairs<text:span text:style-name="T8"> (henceforth DEFRA)</text:span><text:span text:style-name="T9"> opened an investigation into the causes and the impact in food production.</text:span><text:span text:style-name="T8"> </text:span></text:p>
      <text:p text:style-name="P9">One potential <text:span text:style-name="T10">route to a solution is in the realm of </text:span><text:span text:style-name="T11">Machine Learning</text:span><text:span text:style-name="T10">.</text:span><text:span text:style-name="T11"> This is a subset of the field of Artificial Intelligence that prioritises autonomous learning based on a set of provided data so a machine can make accurate inference about new data.[4]</text:span><text:span text:style-name="T12"> This field has come under the limelight in recent years due to the prevalence of Large Language Models [5] and diffusion models for text and image generation, but can also be specialised for a number of tasks based on the data provided during the learning process</text:span><text:span text:style-name="T13">, which is </text:span><text:span text:style-name="T14">subdivided into 3 different classifications [6]</text:span><text:span text:style-name="T15">:</text:span></text:p>
      <text:list text:style-name="L1">
        <text:list-item>
          <text:p text:style-name="P10"><text:span text:style-name="T16">Supervised learning</text:span><text:span text:style-name="T17"> - </text:span><text:span text:style-name="T18">when "the model is trained on a labeled (sic) dataset" [6]</text:span><text:span text:style-name="T19"> where the data is used for classification purposes, and input during production will be classified against it's closeness to these groups. </text:span><text:span text:style-name="T18">There are a number of algorithms that fall into this category, one being the Naive Bayes Classifiers algorithm used in </text:span><text:span text:style-name="T20">email systems to classify spam emails [7][8]</text:span><text:span text:style-name="T21">.</text:span></text:p>
        </text:list-item>
        <text:list-item>
          <text:p text:style-name="P11"><text:span text:style-name="T17">Unsupervised learning - </text:span><text:span text:style-name="T19">Algorithms</text:span><text:span text:style-name="T21"> for clustering or grouping of different </text:span><text:span text:style-name="T19">input</text:span><text:span text:style-name="T21"> data "to categorize data points according to value similarity" [6]</text:span><text:span text:style-name="T19">. One such example</text:span><text:span text:style-name="T21"> </text:span><text:span text:style-name="T19">i</text:span><text:span text:style-name="T21">s the K-means clustering algorithm that </text:span><text:span text:style-name="T22">was originally designed</text:span><text:span text:style-name="T21"> </text:span><text:span text:style-name="T22">for signal processing</text:span><text:span text:style-name="T21"> </text:span><text:span text:style-name="T22">[9] but has been adapted </text:span><text:span text:style-name="T19">for</text:span><text:span text:style-name="T22"> </text:span><text:span text:style-name="T23">document classification, customer segmentation, and insurance fraud detection [10]</text:span></text:p>
        </text:list-item>
        <text:list-item>
          <text:p text:style-name="P12">Reinforcement learning - <text:span text:style-name="T24">A method of training a data model "that trains algorithms using a system of reward and punishment" [6]</text:span><text:span text:style-name="T25"> via decision trees that the algorithm </text:span><text:span text:style-name="T26">dynamically </text:span><text:span text:style-name="T25">adjusts based on new input</text:span><text:span text:style-name="T24">. Reinforcement learning </text:span><text:span text:style-name="T25">has been found in </text:span><text:soft-page-break/><text:span text:style-name="T25">Video Game AI and robotics, where it's used for path detection and non-player character automation, and in </text:span><text:span text:style-name="T27">self-driving vehicles[11]</text:span><text:span text:style-name="T28">.</text:span></text:p>
        </text:list-item>
      </text:list>
      <text:p text:style-name="P13">For this essay, we have been provided a number of datasets from the Joint Nature Conservation Committee<text:span text:style-name="T29"> (henceforth JNCC)</text:span><text:span text:style-name="T30">[12]</text:span><text:span text:style-name="T29"> about trends in insect diversity and the agri-environmental schemes the government have imposed to support the UK's insect populations. We intend to extract a limited dataset that reflects the </text:span><text:span text:style-name="T31">population of various insects and the amount of land covered by </text:span><text:span text:style-name="T30">these</text:span><text:span text:style-name="T31"> schemes</text:span><text:span text:style-name="T30">,</text:span><text:span text:style-name="T31"> then use a </text:span><text:span text:style-name="T32">hill-walking algorithm to detect which</text:span><text:span text:style-name="T33"> other</text:span><text:span text:style-name="T32"> insect population values best predict population changes</text:span><text:span text:style-name="T33"> in bees</text:span><text:span text:style-name="T32">, then apply linear regression to detect the level of impact that the government schemes have had</text:span><text:span text:style-name="T30"> as a proof of concep</text:span><text:span text:style-name="T26">t.</text:span></text:p>
      <text:h text:style-name="P14" text:outline-level="1"><text:bookmark-start text:name="__RefHeading___Toc656_476591237"/>2. Literature Review<text:bookmark-end text:name="__RefHeading___Toc656_476591237"/></text:h>
      <text:p text:style-name="P15">A number of papers have applied artificial intelligence to this problem. One paper<text:span text:style-name="T34"> published in Autumn 2025 has applied an algorithm to "estimat[e] floral area from images"[13], which can be used to "support large-scale ecological studies and plant-pollinator research". This can lead to better understanding of the factors that contribute to the land thriving, and the features of which that lead to either attracting pollinators or contributing to their continued growth. </text:span><text:span text:style-name="T35">However, due to it's recency, the FloralArea algorithm[14] appears to be untested in the field. </text:span></text:p>
      <text:p text:style-name="P16">Due to the changes in climate over the recent decades<text:span text:style-name="T36">[15]</text:span>, and it's impact on the <text:span text:style-name="T36">natural world[16,17]</text:span><text:span text:style-name="T37">, it's inevitable that the behaviours and habitats of various pollinators will be impacted. Due to this, a group of researchers investigated the behaviours of one species of bee -- specifically foraging -- comparing computer vision and traditional video recording techniques[18]. </text:span><text:span text:style-name="T38">Through the use of applying linear regression to their results, the researchers were able to find that the only significant factor surrounding the bees selection of flowers to pollinate was the amount of flowers per vegetation, and that no other factors appeared to</text:span><text:span text:style-name="T39"> have a statistically significant impact. </text:span><text:span text:style-name="T40">While this is a study that should be repeated across multiple locations and times of the year to verify the soundness of it's conclusions, we can infer from </text:span><text:span text:style-name="T41">the results that encouraging new plant growth would benefit bees and other pollinators, possibly to the point of aiding in expanding their population. </text:span></text:p>
      <text:p text:style-name="P17">The conclusions and research of these two papers can be used to guide further agri-environmental schemes to better results, aiding in identifying better land to support and exactly what money from funding should go towards; higher densities of flowering plants in <text:soft-page-break/>areas where bees and other pollinators are found. <text:span text:style-name="T42">However, these are not the only areas of growth or reparation that are needed, as laid out in a report from Natural England[</text:span><text:span text:style-name="T43">1</text:span><text:span text:style-name="T42">9], as areas such as ponds and wetlands also need attending. </text:span><text:span text:style-name="T44">The results from varying schemes appear to be positive, but requiring further improvements.</text:span></text:p>
      <text:p text:style-name="P18">There are a number of papers published in recent years applying artificial intelligence to researching the <text:span text:style-name="T45">behaviour of a number of insect species</text:span>, such as applying a pre-trained deep neural network "for stereotypical behaviour identification" of larvae[<text:span text:style-name="T43">20</text:span>]<text:span text:style-name="T45">, the "development of animal biosensor systems"[2</text:span><text:span text:style-name="T43">1</text:span><text:span text:style-name="T45">] through use of both a convoluted neural network and a recurrent neural network, and </text:span><text:span text:style-name="T46">the use of machine learning techniques to "predict agrochemical contamination in bees"[2</text:span><text:span text:style-name="T43">2</text:span><text:span text:style-name="T46">], all in the last two years, proving that this is an area that researchers are embracing AI to better analyse their findings, all research that would benefit our client in the process of forecasting and evaluating where it's time and money is best spent.</text:span></text:p>
      <text:p text:style-name="P19">For this type of research, bespoke artificial neural networks are often selected due to their nature of being trained on a dataset and infer conclusions based on new data. This approach has a proven track record in a number of scientific fields, including being able to identify cancers[2<text:span text:style-name="T43">3</text:span>], malware software[2<text:span text:style-name="T43">4</text:span>], and risks in "post-earthquake transportation network connectivity"[2<text:span text:style-name="T43">5</text:span>]. <text:span text:style-name="T47">We've also seen other machine learning techniques used, such as linear regression in the number of bees that find different types of flowers appealing[18] and genetic algorithms - which generates new potential solutions to problems modelling itself on genetic crossover and mutation in living organisms[2</text:span><text:span text:style-name="T43">6</text:span><text:span text:style-name="T47">] - </text:span><text:span text:style-name="T48">in a number of subfields of medicine.[2</text:span><text:span text:style-name="T43">7</text:span><text:span text:style-name="T48">]</text:span></text:p>
      <text:p text:style-name="P20">The question still remains as to why this is. Machine learning allows for more efficient evaluation, allowing for ingestion of large amounts of data that a researcher may not be able to keep all in their head or analyse with manual tooling or pen-and-paper mathematics. With the right skills, scientists can create bespoke models that can help answer the exact problem they're researching, <text:span text:style-name="T49">where no pre-existing model exists. </text:span><text:span text:style-name="T50">The biggest bottleneck is the collection and usefulness of the data input -- more data doesn't always equate to better. There is also the problem of overfitting to be aware of, where a model is overwhelmed with too much data and isn't able to make any </text:span><text:span text:style-name="T51">usable</text:span><text:span text:style-name="T50"> inferences</text:span><text:span text:style-name="T51">[2</text:span><text:span text:style-name="T43">8</text:span><text:span text:style-name="T51">].</text:span><text:span text:style-name="T52"> There are a number of approaches that can be taken to avoid overfitting, including splitting up the data into a training set and testing set, providing a larger dataset, and modifying the number and size of the layers in the model itself[2</text:span><text:span text:style-name="T43">9</text:span><text:span text:style-name="T52">].</text:span></text:p>
      <text:h text:style-name="P21" text:outline-level="1"><text:bookmark-start text:name="__RefHeading___Toc658_476591237"/><text:soft-page-break/>3. Research Design<text:bookmark-end text:name="__RefHeading___Toc658_476591237"/></text:h>
      <text:p text:style-name="P22"/>
      <text:h text:style-name="P7" text:outline-level="1"><text:bookmark-start text:name="__RefHeading___Toc660_476591237"/>4. Experimental Results and Analysis<text:bookmark-end text:name="__RefHeading___Toc660_476591237"/></text:h>
      <text:p text:style-name="P22"/>
      <text:h text:style-name="P7" text:outline-level="1"><text:bookmark-start text:name="__RefHeading___Toc662_476591237"/>5. Conclusion<text:bookmark-end text:name="__RefHeading___Toc662_476591237"/></text:h>
      <text:p text:style-name="P23"/>
      <text:p text:style-name="P23"/>
      <text:h text:style-name="P24" text:outline-level="1"><text:bookmark-start text:name="__RefHeading___Toc664_476591237"/>References<text:bookmark-end text:name="__RefHeading___Toc664_476591237"/></text:h>
      <text:p text:style-name="P25">[1]<text:span text:style-name="T5"> </text:span>T. Luck, “Declaration issued to halt UK insect declines as evidence mounts of national crisis - Bumblebee Conservation Trust,” <text:span text:style-name="T53">Bumblebee Conservation Trust</text:span>, Sep. 12, 2025. https://www.bumblebeeconservation.org/news/declaration-issued-to-halt-uk-insect-declines-as-evidence-mounts-of-national-crisis/</text:p>
      <text:p text:style-name="P26">[<text:span text:style-name="T4">2</text:span>]<text:span text:style-name="T4"> </text:span>“Insect decline and UK food security - Science, Innovation and Technology Committee,” <text:span text:style-name="T53">Parliament.uk</text:span>, 2023. https://publications.parliament.uk/pa/cm5804/cmselect/cmsctech/326/report.html#heading-1</text:p>
      <text:p text:style-name="P26">[<text:span text:style-name="T7">3</text:span>]<text:span text:style-name="T7"> </text:span>RHS, “Pollinators: decline in numbers,” <text:span text:style-name="T53">Rhs.org.uk</text:span>, 2021. https://www.rhs.org.uk/wildlife/pollinators-decline-in-numbers</text:p>
      <text:p text:style-name="P26">[<text:span text:style-name="T54">4</text:span>]<text:span text:style-name="T54"> </text:span>IBM, “What Is Machine learning?,” <text:span text:style-name="T53">IBM</text:span>, Sep. 22, 2021. https://www.ibm.com/think/topics/machine-learning</text:p>
      <text:p text:style-name="P26">‌[<text:span text:style-name="T12">5</text:span>]<text:span text:style-name="T12"> </text:span>“GPT-3 powers the next generation of apps,” <text:span text:style-name="T53">Openai.com</text:span>, 2021. https://openai.com/index/gpt-3-apps/</text:p>
      <text:p text:style-name="P27">[<text:span text:style-name="T14">6</text:span>]<text:span text:style-name="T14"> </text:span>IBM, “Types of Machine Learning | IBM,” <text:span text:style-name="T53">Ibm.com</text:span>, Aug. 2024. https://www.ibm.com/think/topics/machine-learning-types</text:p>
      <text:p text:style-name="P27">[<text:span text:style-name="T55">7</text:span>]<text:span text:style-name="T55"> </text:span>M. Sahami, S. Dumais, D. Heckerman, E. Horvitz, and G. Building, “A Bayesian Approach to Filtering Junk E-Mail.” Available: http://robotics.stanford.edu/users/sahami/papers-dir/spam.pdf<text:span text:style-name="T55"> Archived: https://web.archive.org/web/20070927171816/http://robotics.stanford.edu/users/sahami/papers-dir/spam.pdf</text:span></text:p>
      <text:p text:style-name="P27">[<text:span text:style-name="T55">8] </text:span>Wikipedia Contributors, “Naive Bayes classifier,” <text:span text:style-name="T53">Wikipedia</text:span>, Mar. 19, 2025.</text:p>
      <text:p text:style-name="P27"><text:span text:style-name="T56">[9] </text:span>‌S. Lloyd, "Least squares quantization in PCM," in IEEE Transactions on Information Theory, vol. 28, no. 2, pp. 129-137, March 1982, doi: 10.1109/TIT.1982.1056489.</text:p>
      <text:p text:style-name="P27">[<text:span text:style-name="T57">10</text:span>]<text:span text:style-name="T57"> </text:span>DZone, “10 Interesting Use Cases for the K-Means Algorithm - DZone AI,” <text:span text:style-name="T53">dzone.com</text:span>, May 23, 2019. https://dzone.com/articles/10-interesting-use-cases-for-the-k-means-algorithm</text:p>
      <text:p text:style-name="P27">[1<text:span text:style-name="T27">1</text:span>]<text:span text:style-name="T27"> </text:span>F. Yuwono, G. P. Yen, and J. Christopher, “Self-Driving Car Racing: Application of Deep Reinforcement Learning,” <text:span text:style-name="T53">arXiv.org</text:span>, 2024. https://arxiv.org/abs/2410.22766 (accessed Dec. 07, 2024).</text:p>
      <text:p text:style-name="P27"><text:soft-page-break/>[1<text:span text:style-name="T30">2</text:span>]<text:span text:style-name="T30"> </text:span>“Who we are | JNCC - Adviser to Government on Nature Conservation,” <text:span text:style-name="T53">jncc.gov.uk</text:span>. https://jncc.gov.uk/about-jncc/who-we-are/</text:p>
      <text:p text:style-name="P27">[1<text:span text:style-name="T34">3</text:span>]<text:span text:style-name="T34"> </text:span>E. I. Amoah, K. White, H. M. Patch, and C. M. Grozinger, “FloralArea: AI-powered algorithm for automated calculation of floral area from flower images to support plant and pollinator research,” <text:span text:style-name="T53">PLOS One</text:span>, vol. 20, no. 9, p. e0332165, Sep. 2025, doi: https://doi.org/10.1371/journal.pone.0332165.</text:p>
      <text:p text:style-name="P27">‌[1<text:span text:style-name="T35">4</text:span>]<text:span text:style-name="T35"> </text:span>eai6, “GitHub - eai6/FloralArea_Web: Gradio Web application for the FloralArea Project,” <text:span text:style-name="T53">GitHub</text:span>, 2025. https://github.com/eai6/FloralArea_Web/ (accessed Mar. 03, 2026).</text:p>
      <text:p text:style-name="P27">‌[<text:span text:style-name="T36">15</text:span>]<text:span text:style-name="T36"> </text:span>IPCC, “P54/WGI-14 -Changes to the underlying scientific-technical assessment to ensure consistency with the approved SPM These trickle backs will be implemented in the Chapter during copy-editing,” 2021. Available: https://www.ipcc.ch/report/ar6/wg1/downloads/report/IPCC_AR6_WGI_TS.pdf</text:p>
      <text:p text:style-name="P27">‌[1<text:span text:style-name="T36">6</text:span>]<text:span text:style-name="T36"> </text:span>EPA, “Climate impacts on ecosystems | climate change impacts | US EPA,” <text:span text:style-name="T53">Epa.gov</text:span>, Dec. 22, 2016. https://19january2017snapshot.epa.gov/climate-impacts/climate-impacts-ecosystems_.html</text:p>
      <text:p text:style-name="P27">[1<text:span text:style-name="T36">7</text:span>]<text:span text:style-name="T36"> </text:span>European Commission, “Consequences of climate change,” <text:span text:style-name="T53">climate.ec.europa.eu</text:span>, 2024. https://climate.ec.europa.eu/climate-change/consequences-climate-change_en</text:p>
      <text:p text:style-name="P27">‌[1<text:span text:style-name="T37">8</text:span>]<text:span text:style-name="T37"> </text:span>Z. Varga-Szilay, G. Szövényi, and G. Pozsgai, “Flower Visitation through the Lens: Exploring the Foraging Behaviour of Bombus terrestris with a Computer Vision-Based Application,” Insects, vol. 15, no. 9, p. 729, Sep. 2024, doi: https://doi.org/10.3390/insects15090729.</text:p>
      <text:p text:style-name="P28"><text:span text:style-name="T58">[</text:span><text:span text:style-name="T59">1</text:span><text:span text:style-name="T60">9</text:span><text:span text:style-name="T58">]</text:span><text:span text:style-name="T60"> </text:span>N. England, “Agri-Environment Evidence Annual Report 2024-2025: A summary of recently published project reports - NERR165,” <text:span text:style-name="T53">Natural England - Access to Evidence</text:span>, Nov. 20, 2025. https://publications.naturalengland.org.uk/publication/5557026166669312</text:p>
      <text:p text:style-name="P27">[<text:span text:style-name="T43">20</text:span>]<text:span text:style-name="T61"> </text:span>F. Laurent <text:span text:style-name="T53">et al.</text:span>, “LarvaTagger: Manual and automatic tagging of <text:span text:style-name="T53">drosophila</text:span> larval behaviour,” <text:span text:style-name="T53">Bioinformatics</text:span>, vol. 40, no. 7, Jul. 2024, doi: https://doi.org/10.1093/bioinformatics/btae441.</text:p>
      <text:p text:style-name="P29">[2<text:span text:style-name="T43">1</text:span>] E. Fazzari, F. Carrara, Fabrizio Falchi, C. Stefanini, and D. Romano, “Using AI to decode the behavioral responses of an insect to chemical stimuli: towards machine-animal computational technologies,” <text:span text:style-name="T53">International Journal of Machine Learning and Cybernetics</text:span>, vol. 15, no. 5, pp. 1985–1994, Nov. 2023, doi: https://doi.org/10.1007/s13042-023-02009-y.</text:p>
      <text:p text:style-name="P30">‌[<text:span text:style-name="T46">2</text:span><text:span text:style-name="T43">2</text:span>]<text:span text:style-name="T46"> </text:span>Rodrigo Cupertino Bernardes, Lorena Lisbetd Botina, F. Pereira, Kenner Morais Fernandes, M. Augusta, and Gustavo Ferreira Martins, “Toxicological assessment of agrochemicals on bees using <text:soft-page-break/>machine learning tools,” <text:span text:style-name="T53">Journal of Hazardous Materials</text:span>, vol. 424, pp. 127344–127344, Feb. 2022, doi: https://doi.org/10.1016/j.jhazmat.2021.127344.</text:p>
      <text:p text:style-name="P30">[<text:span text:style-name="T62">2</text:span><text:span text:style-name="T43">3</text:span>]<text:span text:style-name="T62"> </text:span>“Application of Neural Networks in Diagnosing Cancer Disease Using Demographic Data.” Available: https://www.ijcaonline.org/volume1/number26/pxc387783.pdf</text:p>
      <text:p text:style-name="P30"><text:span text:style-name="T62">[2</text:span><text:span text:style-name="T43">4</text:span><text:span text:style-name="T62">] </text:span>R. Nix and J. Zhang, "Classification of Android apps and malware using deep neural networks," 2017 International Joint Conference on Neural Networks (IJCNN), Anchorage, AK, USA, 2017, pp. 1871-1878, doi: 10.1109/IJCNN.2017.7966078. keywords: {Malware;Androids;Humanoid robots;Feature extraction;Neural networks;Tools},</text:p>
      <text:p text:style-name="P30">[<text:span text:style-name="T62">2</text:span><text:span text:style-name="T43">5</text:span>]<text:span text:style-name="T62"> </text:span>M. A. Nabian and H. Meidani, “Accelerating Stochastic Assessment of Post-Earthquake Transportation Network Connectivity via Machine-Learning-Based Surrogates,” <text:span text:style-name="T53">Trb.org</text:span>, 2018. https://trid.trb.org/view/1496617 (accessed Mar. 04, 2026).</text:p>
      <text:p text:style-name="P27"><text:span text:style-name="T45">‌</text:span>[<text:span text:style-name="T47">2</text:span><text:span text:style-name="T43">6</text:span>]<text:span text:style-name="T47"> </text:span>“Introduction to genetic algorithms — GeneticAlgos documentation,” <text:span text:style-name="T53">Readthedocs.io</text:span>, 2022. https://geneticalgos.readthedocs.io/en/latest/introduction.html (accessed Mar. 04, 2026).</text:p>
      <text:p text:style-name="P27">‌[<text:span text:style-name="T48">2</text:span><text:span text:style-name="T43">7</text:span>]<text:span text:style-name="T48"> </text:span>A. Ghaheri, S. Shoar, M. Naderan, and S. S. Hoseini, “The Applications of Genetic Algorithms in Medicine,” <text:span text:style-name="T53">Oman Medical Journal</text:span>, vol. 30, no. 6, pp. 406–416, Nov. 2015, doi: https://doi.org/10.5001/omj.2015.82.</text:p>
      <text:p text:style-name="P27">‌[<text:span text:style-name="T51">2</text:span><text:span text:style-name="T43">8</text:span>]<text:span text:style-name="T51"> </text:span>IBM, “What is overfitting?,” <text:span text:style-name="T53">Ibm.com</text:span>, Oct. 15, 2021. https://www.ibm.com/think/topics/overfitting</text:p>
      <text:p text:style-name="P27">‌[<text:span text:style-name="T52">2</text:span><text:span text:style-name="T43">9</text:span>]<text:span text:style-name="T52"> </text:span>D. C.-E. Lin, “8 Simple Techniques to Prevent Overfitting | Towards Data Science,” <text:span text:style-name="T53">Towards Data Science</text:span>, Jun. 07, 2020. https://towardsdatascience.com/8-simple-techniques-to-prevent-overfitting-4d443da2ef7d/</text:p>
      <text:p text:style-name="P27"/>
      <text:p text:style-name="P31"><text:span text:style-name="T6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21:36:52.976058286</meta:creation-date>
    <dc:date>2026-03-04T11:55:19.295494456</dc:date>
    <meta:editing-duration>PT3H36M27S</meta:editing-duration>
    <meta:editing-cycles>36</meta:editing-cycles>
    <meta:generator>LibreOffice/25.8.5.2$Linux_X86_64 LibreOffice_project/580$Build-2</meta:generator>
    <meta:document-statistic meta:table-count="0" meta:image-count="0" meta:object-count="0" meta:page-count="8" meta:paragraph-count="59" meta:word-count="1930" meta:character-count="14068" meta:non-whitespace-character-count="12209"/>
  </office:meta>
</office:document-meta>
</file>